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2" style:family="paragraph"/>
    <style:style style:name="P8" style:parent-style-name="Lijstalinea" style:list-style-name="LFO2" style:family="paragraph"/>
    <style:style style:name="P9" style:parent-style-name="Lijstalinea" style:list-style-name="LFO2" style:family="paragraph"/>
    <style:style style:name="P10" style:parent-style-name="Lijstalinea" style:list-style-name="LFO2" style:family="paragraph"/>
    <style:style style:name="P11" style:parent-style-name="Lijstalinea" style:list-style-name="LFO2" style:family="paragraph"/>
    <style:style style:name="P12" style:parent-style-name="Lijstalinea" style:list-style-name="LFO2" style:family="paragraph"/>
    <style:style style:name="P13" style:parent-style-name="Lijstalinea" style:list-style-name="LFO2" style:family="paragraph"/>
    <style:style style:name="P14" style:parent-style-name="Lijstalinea" style:list-style-name="LFO2" style:family="paragraph"/>
  </office:automatic-styles>
  <office:body>
    <office:text text:use-soft-page-breaks="true">
      <text:p text:style-name="P1">Rechtenstructuur</text:p>
      <text:p text:style-name="Standaard"/>
      <text:p text:style-name="Standaard">Anonieme gebruiker:</text:p>
      <text:list text:style-name="LFO1" text:continue-numbering="true">
        <text:list-item>
          <text:p text:style-name="P2">Heeft het recht om<text:s/>reports te bekijken.</text:p>
        </text:list-item>
      </text:list>
      <text:p text:style-name="Standaard"/>
      <text:p text:style-name="Standaard">Reporter (Aangemelde gebruiker)</text:p>
      <text:list text:style-name="LFO1" text:continue-numbering="true">
        <text:list-item>
          <text:p text:style-name="P3">Heeft het recht om<text:s/>reports te bekijken.</text:p>
        </text:list-item>
        <text:list-item>
          <text:p text:style-name="P4">Heeft het recht om reports aan te maken.</text:p>
        </text:list-item>
        <text:list-item>
          <text:p text:style-name="P5">Heeft het recht om zijn eigen reports aan te passen.</text:p>
        </text:list-item>
        <text:list-item>
          <text:p text:style-name="P6">Heeft het recht om zijn eigen reports te verwijderen.</text:p>
        </text:list-item>
      </text:list>
      <text:p text:style-name="Standaard"/>
      <text:p text:style-name="Standaard">Admin</text:p>
      <text:list text:style-name="LFO2" text:continue-numbering="true">
        <text:list-item>
          <text:p text:style-name="P7">Heeft het recht om<text:s/>reports te bekijken.</text:p>
        </text:list-item>
        <text:list-item>
          <text:p text:style-name="P8">Heeft het recht om reports aan te maken.</text:p>
        </text:list-item>
        <text:list-item>
          <text:p text:style-name="P9">Heeft het recht om zijn eigen reports aan te passen.</text:p>
        </text:list-item>
        <text:list-item>
          <text:p text:style-name="P10">Heeft het recht om zijn eigen reports te verwijderen.</text:p>
        </text:list-item>
        <text:list-item>
          <text:p text:style-name="P11">Heeft het recht om alle gebruikers te zien.</text:p>
        </text:list-item>
        <text:list-item>
          <text:p text:style-name="P12">Heeft het recht te zien welke reports elke gebruiker heeft.</text:p>
        </text:list-item>
        <text:list-item>
          <text:p text:style-name="P13">Heeft het recht om reports van andere gebruikers aan te passen.</text:p>
        </text:list-item>
        <text:list-item>
          <text:p text:style-name="P14">Heeft het recht om reports van andere gebruikers te verwijderen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ep Janssen</meta:initial-creator>
    <dc:creator>Joep Janssen</dc:creator>
    <meta:creation-date>2021-01-22T08:21:00Z</meta:creation-date>
    <dc:date>2021-01-22T08:38:00Z</dc:date>
    <meta:template xlink:href="Normal" xlink:type="simple"/>
    <meta:editing-cycles>1</meta:editing-cycles>
    <meta:editing-duration>PT1020S</meta:editing-duration>
    <meta:document-statistic meta:page-count="1" meta:paragraph-count="1" meta:word-count="111" meta:character-count="726" meta:row-count="5" meta:non-whitespace-character-count="616"/>
  </office:meta>
</office:document-meta>
</file>